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4.921cm"/>
    </style:style>
    <style:style style:name="co3" style:family="table-column">
      <style:table-column-properties fo:break-before="auto" style:column-width="4.763cm"/>
    </style:style>
    <style:style style:name="co4" style:family="table-column">
      <style:table-column-properties fo:break-before="auto" style:column-width="4.736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5.15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5º_CTA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9" office:value-type="string" calcext:value-type="string" table:number-columns-spanned="6" table:number-rows-spanned="1">
            <text:p>ESTATÍSTICAS DE UTILIZAÇÃO DE VPN DO 5º CTA – 09:00 ÀS 17:00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3" office:value-type="string" calcext:value-type="string">
            <text:p>NR DE USUÁRIOS VPN CADASTRADOS</text:p>
          </table:table-cell>
          <table:table-cell table:style-name="ce3" office:value-type="string" calcext:value-type="string">
            <text:p>NR MÁX CONEXÕES SIMULTÂNEAS VPN</text:p>
          </table:table-cell>
          <table:table-cell table:style-name="ce3" office:value-type="string" calcext:value-type="string">
            <text:p>CAPACIDADE TOTAL ENLACES INTERNET</text:p>
          </table:table-cell>
          <table:table-cell table:style-name="ce3" office:value-type="string" calcext:value-type="string">
            <text:p>CONSUMO MÉDIO ENLACES INTERNET</text:p>
          </table:table-cell>
          <table:table-cell table:style-name="ce3" office:value-type="string" calcext:value-type="string">
            <text:p>CONSUMO MÁX ENLACES INTERNET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3" calcext:value-type="date">
            <text:p>3/4/20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4" calcext:value-type="date">
            <text:p>4/4/20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5" calcext:value-type="date">
            <text:p>5/4/20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6" calcext:value-type="date">
            <text:p>6/4/20</text:p>
          </table:table-cell>
          <table:table-cell table:style-name="ce6" office:value-type="float" office:value="1613" calcext:value-type="float">
            <text:p>16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18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7" calcext:value-type="date">
            <text:p>7/4/20</text:p>
          </table:table-cell>
          <table:table-cell table:style-name="ce6" office:value-type="float" office:value="1622" calcext:value-type="float">
            <text:p>162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2 Mbps</text:p>
          </table:table-cell>
          <table:table-cell table:style-name="ce6" office:value-type="string" calcext:value-type="string">
            <text:p>18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8" calcext:value-type="date">
            <text:p>8/4/20</text:p>
          </table:table-cell>
          <table:table-cell table:style-name="ce6" office:value-type="float" office:value="1632" calcext:value-type="float">
            <text:p>163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2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09" calcext:value-type="date">
            <text:p>9/4/20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12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0" calcext:value-type="date">
            <text:p>10/4/20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5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1" calcext:value-type="date">
            <text:p>11/4/20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5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2" calcext:value-type="date">
            <text:p>12/4/20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3" calcext:value-type="date">
            <text:p>13/4/20</text:p>
          </table:table-cell>
          <table:table-cell table:style-name="ce6" office:value-type="float" office:value="1644" calcext:value-type="float">
            <text:p>16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20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4" calcext:value-type="date">
            <text:p>14/4/20</text:p>
          </table:table-cell>
          <table:table-cell table:style-name="ce6" office:value-type="float" office:value="1648" calcext:value-type="float">
            <text:p>164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25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5" calcext:value-type="date">
            <text:p>15/4/20</text:p>
          </table:table-cell>
          <table:table-cell table:style-name="ce6" office:value-type="float" office:value="1653" calcext:value-type="float">
            <text:p>165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2 Mbps</text:p>
          </table:table-cell>
          <table:table-cell table:style-name="ce6" office:value-type="string" calcext:value-type="string">
            <text:p>23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6" calcext:value-type="date">
            <text:p>16/4/20</text:p>
          </table:table-cell>
          <table:table-cell table:style-name="ce6" office:value-type="float" office:value="1656" calcext:value-type="float">
            <text:p>165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7 Mbps</text:p>
          </table:table-cell>
          <table:table-cell table:style-name="ce6" office:value-type="string" calcext:value-type="string">
            <text:p>41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7" calcext:value-type="date">
            <text:p>17/4/20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9 Mbps</text:p>
          </table:table-cell>
          <table:table-cell table:style-name="ce6" office:value-type="string" calcext:value-type="string">
            <text:p>21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8" calcext:value-type="date">
            <text:p>18/4/20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6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19" calcext:value-type="date">
            <text:p>19/4/20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3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0" calcext:value-type="date">
            <text:p>20/4/20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0 Mbps</text:p>
          </table:table-cell>
          <table:table-cell table:style-name="ce6" office:value-type="string" calcext:value-type="string">
            <text:p>20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1" calcext:value-type="date">
            <text:p>21/4/20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2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2" calcext:value-type="date">
            <text:p>22/4/20</text:p>
          </table:table-cell>
          <table:table-cell table:style-name="ce6" office:value-type="float" office:value="1674" calcext:value-type="float">
            <text:p>167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0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3" calcext:value-type="date">
            <text:p>23/4/20</text:p>
          </table:table-cell>
          <table:table-cell table:style-name="ce6" office:value-type="float" office:value="1674" calcext:value-type="float">
            <text:p>167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23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4" calcext:value-type="date">
            <text:p>24/4/20</text:p>
          </table:table-cell>
          <table:table-cell table:style-name="ce6" office:value-type="float" office:value="1684" calcext:value-type="float">
            <text:p>168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8 Mbps</text:p>
          </table:table-cell>
          <table:table-cell table:style-name="ce6" office:value-type="string" calcext:value-type="string">
            <text:p>21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5" calcext:value-type="date">
            <text:p>25/4/20</text:p>
          </table:table-cell>
          <table:table-cell table:style-name="ce6" office:value-type="float" office:value="1684" calcext:value-type="float">
            <text:p>168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1 Mbps</text:p>
          </table:table-cell>
          <table:table-cell table:style-name="ce6" office:value-type="string" calcext:value-type="string">
            <text:p>27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6" calcext:value-type="date">
            <text:p>26/4/20</text:p>
          </table:table-cell>
          <table:table-cell table:style-name="ce6" office:value-type="float" office:value="1684" calcext:value-type="float">
            <text:p>168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10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7" calcext:value-type="date">
            <text:p>27/4/20</text:p>
          </table:table-cell>
          <table:table-cell table:style-name="ce6" office:value-type="float" office:value="1681" calcext:value-type="float">
            <text:p>168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7 Mbps</text:p>
          </table:table-cell>
          <table:table-cell table:style-name="ce6" office:value-type="string" calcext:value-type="string">
            <text:p>21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8" calcext:value-type="date">
            <text:p>28/4/20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5 Mbps</text:p>
          </table:table-cell>
          <table:table-cell table:style-name="ce6" office:value-type="string" calcext:value-type="string">
            <text:p>18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29" calcext:value-type="date">
            <text:p>29/4/20</text:p>
          </table:table-cell>
          <table:table-cell table:style-name="ce6" office:value-type="float" office:value="1695" calcext:value-type="float">
            <text:p>169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8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4-30" calcext:value-type="date">
            <text:p>30/4/2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37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1" calcext:value-type="date">
            <text:p>1/5/2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2" calcext:value-type="date">
            <text:p>2/5/2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3" calcext:value-type="date">
            <text:p>3/5/2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8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4" calcext:value-type="date">
            <text:p>4/5/2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8 Mbps</text:p>
          </table:table-cell>
          <table:table-cell table:style-name="ce6" office:value-type="string" calcext:value-type="string">
            <text:p>20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5" calcext:value-type="date">
            <text:p>5/5/20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2 Mbps</text:p>
          </table:table-cell>
          <table:table-cell table:style-name="ce6" office:value-type="string" calcext:value-type="string">
            <text:p>41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6" calcext:value-type="date">
            <text:p>6/5/20</text:p>
          </table:table-cell>
          <table:table-cell table:style-name="ce6" office:value-type="float" office:value="1707" calcext:value-type="float">
            <text:p>170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27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7" calcext:value-type="date">
            <text:p>7/5/20</text:p>
          </table:table-cell>
          <table:table-cell table:style-name="ce6" office:value-type="float" office:value="1707" calcext:value-type="float">
            <text:p>170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5 Mbps</text:p>
          </table:table-cell>
          <table:table-cell table:style-name="ce6" office:value-type="string" calcext:value-type="string">
            <text:p>23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8" calcext:value-type="date">
            <text:p>8/5/20</text:p>
          </table:table-cell>
          <table:table-cell table:style-name="ce6" office:value-type="float" office:value="1710" calcext:value-type="float">
            <text:p>171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19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09" calcext:value-type="date">
            <text:p>9/5/20</text:p>
          </table:table-cell>
          <table:table-cell table:style-name="ce6" office:value-type="float" office:value="1710" calcext:value-type="float">
            <text:p>17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2 Mbps</text:p>
          </table:table-cell>
          <table:table-cell table:style-name="ce6" office:value-type="string" calcext:value-type="string">
            <text:p>16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0" calcext:value-type="date">
            <text:p>10/5/20</text:p>
          </table:table-cell>
          <table:table-cell table:style-name="ce6" office:value-type="float" office:value="1710" calcext:value-type="float">
            <text:p>17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 Mbps</text:p>
          </table:table-cell>
          <table:table-cell table:style-name="ce6" office:value-type="string" calcext:value-type="string">
            <text:p>4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1" calcext:value-type="date">
            <text:p>11/5/20</text:p>
          </table:table-cell>
          <table:table-cell table:style-name="ce6" office:value-type="float" office:value="1716" calcext:value-type="float">
            <text:p>171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7 Mbps</text:p>
          </table:table-cell>
          <table:table-cell table:style-name="ce6" office:value-type="string" calcext:value-type="string">
            <text:p>19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2" calcext:value-type="date">
            <text:p>12/5/20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4 Mbps</text:p>
          </table:table-cell>
          <table:table-cell table:style-name="ce6" office:value-type="string" calcext:value-type="string">
            <text:p>18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3" calcext:value-type="date">
            <text:p>13/5/20</text:p>
          </table:table-cell>
          <table:table-cell table:style-name="ce6" office:value-type="float" office:value="1746" calcext:value-type="float">
            <text:p>174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8 Mbps</text:p>
          </table:table-cell>
          <table:table-cell table:style-name="ce6" office:value-type="string" calcext:value-type="string">
            <text:p>28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4" calcext:value-type="date">
            <text:p>14/5/20</text:p>
          </table:table-cell>
          <table:table-cell table:style-name="ce6" office:value-type="float" office:value="1746" calcext:value-type="float">
            <text:p>174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15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5" calcext:value-type="date">
            <text:p>15/5/20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6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6" calcext:value-type="date">
            <text:p>16/5/20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5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7" calcext:value-type="date">
            <text:p>17/5/20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 Mbps</text:p>
          </table:table-cell>
          <table:table-cell table:style-name="ce6" office:value-type="string" calcext:value-type="string">
            <text:p>8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8" calcext:value-type="date">
            <text:p>18/5/20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17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19" calcext:value-type="date">
            <text:p>19/5/20</text:p>
          </table:table-cell>
          <table:table-cell table:style-name="ce6" office:value-type="float" office:value="1768" calcext:value-type="float">
            <text:p>176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18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0" calcext:value-type="date">
            <text:p>20/5/20</text:p>
          </table:table-cell>
          <table:table-cell table:style-name="ce6" office:value-type="float" office:value="1772" calcext:value-type="float">
            <text:p>177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21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1" calcext:value-type="date">
            <text:p>21/5/20</text:p>
          </table:table-cell>
          <table:table-cell table:style-name="ce6" office:value-type="float" office:value="1784" calcext:value-type="float">
            <text:p>178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6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2" calcext:value-type="date">
            <text:p>22/5/20</text:p>
          </table:table-cell>
          <table:table-cell table:style-name="ce6" office:value-type="float" office:value="1786" calcext:value-type="float">
            <text:p>1786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0 Mbps</text:p>
          </table:table-cell>
          <table:table-cell table:style-name="ce6" office:value-type="string" calcext:value-type="string">
            <text:p>21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3" calcext:value-type="date">
            <text:p>23/5/20</text:p>
          </table:table-cell>
          <table:table-cell table:style-name="ce6" office:value-type="float" office:value="1786" calcext:value-type="float">
            <text:p>178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13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4" calcext:value-type="date">
            <text:p>24/5/20</text:p>
          </table:table-cell>
          <table:table-cell table:style-name="ce6" office:value-type="float" office:value="1786" calcext:value-type="float">
            <text:p>178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1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5" calcext:value-type="date">
            <text:p>25/5/20</text:p>
          </table:table-cell>
          <table:table-cell table:style-name="ce6" office:value-type="float" office:value="1787" calcext:value-type="float">
            <text:p>178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6" calcext:value-type="date">
            <text:p>26/5/20</text:p>
          </table:table-cell>
          <table:table-cell table:style-name="ce6" office:value-type="float" office:value="1788" calcext:value-type="float">
            <text:p>178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2 Mbps</text:p>
          </table:table-cell>
          <table:table-cell table:style-name="ce6" office:value-type="string" calcext:value-type="string">
            <text:p>17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7" calcext:value-type="date">
            <text:p>27/5/20</text:p>
          </table:table-cell>
          <table:table-cell table:style-name="ce6" office:value-type="float" office:value="1796" calcext:value-type="float">
            <text:p>1796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2 Mbps</text:p>
          </table:table-cell>
          <table:table-cell table:style-name="ce6" office:value-type="string" calcext:value-type="string">
            <text:p>20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8" calcext:value-type="date">
            <text:p>28/5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4 Mbps</text:p>
          </table:table-cell>
          <table:table-cell table:style-name="ce6" office:value-type="string" calcext:value-type="string">
            <text:p>27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29" calcext:value-type="date">
            <text:p>29/5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0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30" calcext:value-type="date">
            <text:p>30/5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7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5-31" calcext:value-type="date">
            <text:p>31/5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11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1" calcext:value-type="date">
            <text:p>1/6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7 Mbps</text:p>
          </table:table-cell>
          <table:table-cell table:style-name="ce6" office:value-type="string" calcext:value-type="string">
            <text:p>28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2" calcext:value-type="date">
            <text:p>2/6/2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20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3" calcext:value-type="date">
            <text:p>3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5 Mbps</text:p>
          </table:table-cell>
          <table:table-cell table:style-name="ce6" office:value-type="string" calcext:value-type="string">
            <text:p>19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4" calcext:value-type="date">
            <text:p>4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9 Mbps</text:p>
          </table:table-cell>
          <table:table-cell table:style-name="ce6" office:value-type="string" calcext:value-type="string">
            <text:p>18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5" calcext:value-type="date">
            <text:p>5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2 Mbps</text:p>
          </table:table-cell>
          <table:table-cell table:style-name="ce6" office:value-type="string" calcext:value-type="string">
            <text:p>18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6" calcext:value-type="date">
            <text:p>6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7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7" calcext:value-type="date">
            <text:p>7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5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8" calcext:value-type="date">
            <text:p>8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09" calcext:value-type="date">
            <text:p>9/6/2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8 Mbps</text:p>
          </table:table-cell>
          <table:table-cell table:style-name="ce6" office:value-type="string" calcext:value-type="string">
            <text:p>28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0" calcext:value-type="date">
            <text:p>10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21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1" calcext:value-type="date">
            <text:p>11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11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2" calcext:value-type="date">
            <text:p>12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0 Mbps</text:p>
          </table:table-cell>
          <table:table-cell table:style-name="ce6" office:value-type="string" calcext:value-type="string">
            <text:p>11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3" calcext:value-type="date">
            <text:p>13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3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4" calcext:value-type="date">
            <text:p>14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8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5" calcext:value-type="date">
            <text:p>15/6/20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26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6" calcext:value-type="date">
            <text:p>16/6/20</text:p>
          </table:table-cell>
          <table:table-cell table:style-name="ce6" office:value-type="float" office:value="1817" calcext:value-type="float">
            <text:p>1817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1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7" calcext:value-type="date">
            <text:p>17/6/20</text:p>
          </table:table-cell>
          <table:table-cell table:style-name="ce6" office:value-type="float" office:value="1817" calcext:value-type="float">
            <text:p>181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18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8" calcext:value-type="date">
            <text:p>18/6/20</text:p>
          </table:table-cell>
          <table:table-cell table:style-name="ce6" office:value-type="float" office:value="1821" calcext:value-type="float">
            <text:p>182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19" calcext:value-type="date">
            <text:p>19/6/20</text:p>
          </table:table-cell>
          <table:table-cell table:style-name="ce6" office:value-type="float" office:value="1821" calcext:value-type="float">
            <text:p>182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17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0" calcext:value-type="date">
            <text:p>20/6/20</text:p>
          </table:table-cell>
          <table:table-cell table:style-name="ce6" office:value-type="float" office:value="1821" calcext:value-type="float">
            <text:p>182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1" calcext:value-type="date">
            <text:p>21/6/20</text:p>
          </table:table-cell>
          <table:table-cell table:style-name="ce6" office:value-type="float" office:value="1821" calcext:value-type="float">
            <text:p>182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10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2" calcext:value-type="date">
            <text:p>22/6/20</text:p>
          </table:table-cell>
          <table:table-cell table:style-name="ce6" office:value-type="float" office:value="1822" calcext:value-type="float">
            <text:p>182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7 Mbps</text:p>
          </table:table-cell>
          <table:table-cell table:style-name="ce6" office:value-type="string" calcext:value-type="string">
            <text:p>20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3" calcext:value-type="date">
            <text:p>23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19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4" calcext:value-type="date">
            <text:p>24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9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5" calcext:value-type="date">
            <text:p>25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7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6" calcext:value-type="date">
            <text:p>26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1 Mbps</text:p>
          </table:table-cell>
          <table:table-cell table:style-name="ce6" office:value-type="string" calcext:value-type="string">
            <text:p>27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7" calcext:value-type="date">
            <text:p>27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4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8" calcext:value-type="date">
            <text:p>28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5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29" calcext:value-type="date">
            <text:p>29/6/20</text:p>
          </table:table-cell>
          <table:table-cell table:style-name="ce6" office:value-type="float" office:value="1825" calcext:value-type="float">
            <text:p>182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3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6-30" calcext:value-type="date">
            <text:p>30/6/20</text:p>
          </table:table-cell>
          <table:table-cell table:style-name="ce6" office:value-type="float" office:value="1836" calcext:value-type="float">
            <text:p>183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1" calcext:value-type="date">
            <text:p>1/7/20</text:p>
          </table:table-cell>
          <table:table-cell table:style-name="ce6" office:value-type="float" office:value="1836" calcext:value-type="float">
            <text:p>183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1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2" calcext:value-type="date">
            <text:p>2/7/20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5 Mbps</text:p>
          </table:table-cell>
          <table:table-cell table:style-name="ce6" office:value-type="string" calcext:value-type="string">
            <text:p>16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3" calcext:value-type="date">
            <text:p>3/7/20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7 Mbps</text:p>
          </table:table-cell>
          <table:table-cell table:style-name="ce6" office:value-type="string" calcext:value-type="string">
            <text:p>18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4" calcext:value-type="date">
            <text:p>4/7/20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3 Mbps</text:p>
          </table:table-cell>
          <table:table-cell table:style-name="ce6" office:value-type="string" calcext:value-type="string">
            <text:p>11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5" calcext:value-type="date">
            <text:p>5/7/20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5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6" calcext:value-type="date">
            <text:p>6/7/20</text:p>
          </table:table-cell>
          <table:table-cell table:style-name="ce6" office:value-type="float" office:value="1842" calcext:value-type="float">
            <text:p>184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2 Mbps</text:p>
          </table:table-cell>
          <table:table-cell table:style-name="ce6" office:value-type="string" calcext:value-type="string">
            <text:p>18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7" calcext:value-type="date">
            <text:p>7/7/20</text:p>
          </table:table-cell>
          <table:table-cell table:style-name="ce6" office:value-type="float" office:value="1848" calcext:value-type="float">
            <text:p>184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8 Mbps</text:p>
          </table:table-cell>
          <table:table-cell table:style-name="ce6" office:value-type="string" calcext:value-type="string">
            <text:p>23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8" calcext:value-type="date">
            <text:p>8/7/20</text:p>
          </table:table-cell>
          <table:table-cell table:style-name="ce6" office:value-type="float" office:value="1848" calcext:value-type="float">
            <text:p>184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4 Mbps</text:p>
          </table:table-cell>
          <table:table-cell table:style-name="ce6" office:value-type="string" calcext:value-type="string">
            <text:p>26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09" calcext:value-type="date">
            <text:p>9/7/20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6 Mbps</text:p>
          </table:table-cell>
          <table:table-cell table:style-name="ce6" office:value-type="string" calcext:value-type="string">
            <text:p>28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0" calcext:value-type="date">
            <text:p>10/7/20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6 Mbps</text:p>
          </table:table-cell>
          <table:table-cell table:style-name="ce6" office:value-type="string" calcext:value-type="string">
            <text:p>17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1" calcext:value-type="date">
            <text:p>11/7/20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10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2" calcext:value-type="date">
            <text:p>12/7/20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0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3" calcext:value-type="date">
            <text:p>13/7/20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4" calcext:value-type="date">
            <text:p>14/7/20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5 Mbps</text:p>
          </table:table-cell>
          <table:table-cell table:style-name="ce6" office:value-type="string" calcext:value-type="string">
            <text:p>19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5" calcext:value-type="date">
            <text:p>15/7/20</text:p>
          </table:table-cell>
          <table:table-cell table:style-name="ce6" office:value-type="float" office:value="1858" calcext:value-type="float">
            <text:p>185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0 Mbps</text:p>
          </table:table-cell>
          <table:table-cell table:style-name="ce6" office:value-type="string" calcext:value-type="string">
            <text:p>26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6" calcext:value-type="date">
            <text:p>16/7/20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5 Mbps</text:p>
          </table:table-cell>
          <table:table-cell table:style-name="ce6" office:value-type="string" calcext:value-type="string">
            <text:p>26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7" calcext:value-type="date">
            <text:p>17/7/20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2 Mbps</text:p>
          </table:table-cell>
          <table:table-cell table:style-name="ce6" office:value-type="string" calcext:value-type="string">
            <text:p>21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8" calcext:value-type="date">
            <text:p>18/7/20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19" calcext:value-type="date">
            <text:p>19/7/20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5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0" calcext:value-type="date">
            <text:p>20/7/20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2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1" calcext:value-type="date">
            <text:p>21/7/20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23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2" calcext:value-type="date">
            <text:p>22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0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3" calcext:value-type="date">
            <text:p>23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0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4" calcext:value-type="date">
            <text:p>24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7 Mbps</text:p>
          </table:table-cell>
          <table:table-cell table:style-name="ce6" office:value-type="string" calcext:value-type="string">
            <text:p>18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5" calcext:value-type="date">
            <text:p>25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4 Mbps</text:p>
          </table:table-cell>
          <table:table-cell table:style-name="ce6" office:value-type="string" calcext:value-type="string">
            <text:p>11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6" calcext:value-type="date">
            <text:p>26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5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7" calcext:value-type="date">
            <text:p>27/7/20</text:p>
          </table:table-cell>
          <table:table-cell table:style-name="ce6" office:value-type="float" office:value="1866" calcext:value-type="float">
            <text:p>1866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6 Mbps</text:p>
          </table:table-cell>
          <table:table-cell table:style-name="ce6" office:value-type="string" calcext:value-type="string">
            <text:p>30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8" calcext:value-type="date">
            <text:p>28/7/20</text:p>
          </table:table-cell>
          <table:table-cell table:style-name="ce6" office:value-type="float" office:value="1868" calcext:value-type="float">
            <text:p>186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46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29" calcext:value-type="date">
            <text:p>29/7/20</text:p>
          </table:table-cell>
          <table:table-cell table:style-name="ce6" office:value-type="float" office:value="1868" calcext:value-type="float">
            <text:p>186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30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30" calcext:value-type="date">
            <text:p>30/7/20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33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7-31" calcext:value-type="date">
            <text:p>31/7/20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20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1" calcext:value-type="date">
            <text:p>1/8/20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2" calcext:value-type="date">
            <text:p>2/8/20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1 Mbps</text:p>
          </table:table-cell>
          <table:table-cell table:style-name="ce6" office:value-type="string" calcext:value-type="string">
            <text:p>5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3" calcext:value-type="date">
            <text:p>3/8/20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9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4" calcext:value-type="date">
            <text:p>4/8/20</text:p>
          </table:table-cell>
          <table:table-cell table:style-name="ce6" office:value-type="float" office:value="1878" calcext:value-type="float">
            <text:p>187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6 Mbps</text:p>
          </table:table-cell>
          <table:table-cell table:style-name="ce6" office:value-type="string" calcext:value-type="string">
            <text:p>28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5" calcext:value-type="date">
            <text:p>5/8/20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8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6" calcext:value-type="date">
            <text:p>6/8/20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7" calcext:value-type="date">
            <text:p>7/8/20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19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8" calcext:value-type="date">
            <text:p>8/8/20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3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09" calcext:value-type="date">
            <text:p>9/8/20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7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0" calcext:value-type="date">
            <text:p>10/8/20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7 Mbps</text:p>
          </table:table-cell>
          <table:table-cell table:style-name="ce6" office:value-type="string" calcext:value-type="string">
            <text:p>208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1" calcext:value-type="date">
            <text:p>11/8/20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6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2" calcext:value-type="date">
            <text:p>12/8/20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6 Mbps</text:p>
          </table:table-cell>
          <table:table-cell table:style-name="ce6" office:value-type="string" calcext:value-type="string">
            <text:p>26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3" calcext:value-type="date">
            <text:p>13/8/20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0 Mbps</text:p>
          </table:table-cell>
          <table:table-cell table:style-name="ce6" office:value-type="string" calcext:value-type="string">
            <text:p>30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4" calcext:value-type="date">
            <text:p>14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9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5" calcext:value-type="date">
            <text:p>15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3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6" calcext:value-type="date">
            <text:p>16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7" calcext:value-type="date">
            <text:p>17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4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8" calcext:value-type="date">
            <text:p>18/8/20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16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19" calcext:value-type="date">
            <text:p>19/8/20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21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0" calcext:value-type="date">
            <text:p>20/8/20</text:p>
          </table:table-cell>
          <table:table-cell table:style-name="ce6" office:value-type="float" office:value="1887" calcext:value-type="float">
            <text:p>188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8 Mbps</text:p>
          </table:table-cell>
          <table:table-cell table:style-name="ce6" office:value-type="string" calcext:value-type="string">
            <text:p>20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1" calcext:value-type="date">
            <text:p>21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18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2" calcext:value-type="date">
            <text:p>22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9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3" calcext:value-type="date">
            <text:p>23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3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4" calcext:value-type="date">
            <text:p>24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26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5" calcext:value-type="date">
            <text:p>25/8/20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9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6" calcext:value-type="date">
            <text:p>26/8/20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30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7" calcext:value-type="date">
            <text:p>27/8/20</text:p>
          </table:table-cell>
          <table:table-cell table:style-name="ce6" office:value-type="float" office:value="1896" calcext:value-type="float">
            <text:p>189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9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8" calcext:value-type="date">
            <text:p>28/8/20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1 Mbps</text:p>
          </table:table-cell>
          <table:table-cell table:style-name="ce6" office:value-type="string" calcext:value-type="string">
            <text:p>24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29" calcext:value-type="date">
            <text:p>29/8/20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3 Mbps</text:p>
          </table:table-cell>
          <table:table-cell table:style-name="ce6" office:value-type="string" calcext:value-type="string">
            <text:p>11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30" calcext:value-type="date">
            <text:p>30/8/20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4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8-31" calcext:value-type="date">
            <text:p>31/8/20</text:p>
          </table:table-cell>
          <table:table-cell table:style-name="ce6" office:value-type="float" office:value="1899" calcext:value-type="float">
            <text:p>189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2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1" calcext:value-type="date">
            <text:p>1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22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2" calcext:value-type="date">
            <text:p>2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2 Mbps</text:p>
          </table:table-cell>
          <table:table-cell table:style-name="ce6" office:value-type="string" calcext:value-type="string">
            <text:p>27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3" calcext:value-type="date">
            <text:p>3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1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4" calcext:value-type="date">
            <text:p>4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5" calcext:value-type="date">
            <text:p>5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8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6" calcext:value-type="date">
            <text:p>6/9/20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8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7" calcext:value-type="date">
            <text:p>7/9/20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 Mbps</text:p>
          </table:table-cell>
          <table:table-cell table:style-name="ce6" office:value-type="string" calcext:value-type="string">
            <text:p>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8" calcext:value-type="date">
            <text:p>8/9/20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21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09" calcext:value-type="date">
            <text:p>9/9/20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27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0" calcext:value-type="date">
            <text:p>10/9/20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4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1" calcext:value-type="date">
            <text:p>11/9/20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66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2" calcext:value-type="date">
            <text:p>12/9/20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8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3" calcext:value-type="date">
            <text:p>13/9/20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7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4" calcext:value-type="date">
            <text:p>14/9/20</text:p>
          </table:table-cell>
          <table:table-cell table:style-name="ce6" office:value-type="float" office:value="1905" calcext:value-type="float">
            <text:p>190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25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5" calcext:value-type="date">
            <text:p>15/9/20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19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6" calcext:value-type="date">
            <text:p>16/9/20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1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7" calcext:value-type="date">
            <text:p>17/9/20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9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8" calcext:value-type="date">
            <text:p>18/9/2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8 Mbps</text:p>
          </table:table-cell>
          <table:table-cell table:style-name="ce6" office:value-type="string" calcext:value-type="string">
            <text:p>17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19" calcext:value-type="date">
            <text:p>19/9/2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6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0" calcext:value-type="date">
            <text:p>20/9/2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40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1" calcext:value-type="date">
            <text:p>21/9/2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5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2" calcext:value-type="date">
            <text:p>22/9/20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2 Mbps</text:p>
          </table:table-cell>
          <table:table-cell table:style-name="ce6" office:value-type="string" calcext:value-type="string">
            <text:p>352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3" calcext:value-type="date">
            <text:p>23/9/20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4" calcext:value-type="date">
            <text:p>24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211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5" calcext:value-type="date">
            <text:p>25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8 Mbps</text:p>
          </table:table-cell>
          <table:table-cell table:style-name="ce6" office:value-type="string" calcext:value-type="string">
            <text:p>215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6" calcext:value-type="date">
            <text:p>26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5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7" calcext:value-type="date">
            <text:p>27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6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8" calcext:value-type="date">
            <text:p>28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1 Mbps</text:p>
          </table:table-cell>
          <table:table-cell table:style-name="ce6" office:value-type="string" calcext:value-type="string">
            <text:p>26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29" calcext:value-type="date">
            <text:p>29/9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7 Mbps</text:p>
          </table:table-cell>
          <table:table-cell table:style-name="ce6" office:value-type="string" calcext:value-type="string">
            <text:p>32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09-30" calcext:value-type="date">
            <text:p>30/9/20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7 Mbps</text:p>
          </table:table-cell>
          <table:table-cell table:style-name="ce6" office:value-type="string" calcext:value-type="string">
            <text:p>28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1" calcext:value-type="date">
            <text:p>1/10/20</text:p>
          </table:table-cell>
          <table:table-cell table:style-name="ce6" office:value-type="float" office:value="1887" calcext:value-type="float">
            <text:p>188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2" calcext:value-type="date">
            <text:p>2/10/20</text:p>
          </table:table-cell>
          <table:table-cell table:style-name="ce6" office:value-type="float" office:value="1888" calcext:value-type="float">
            <text:p>188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2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3" calcext:value-type="date">
            <text:p>3/10/20</text:p>
          </table:table-cell>
          <table:table-cell table:style-name="ce6" office:value-type="float" office:value="1888" calcext:value-type="float">
            <text:p>188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9 Mbps</text:p>
          </table:table-cell>
          <table:table-cell table:style-name="ce6" office:value-type="string" calcext:value-type="string">
            <text:p>153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4" calcext:value-type="date">
            <text:p>4/10/20</text:p>
          </table:table-cell>
          <table:table-cell table:style-name="ce6" office:value-type="float" office:value="1888" calcext:value-type="float">
            <text:p>188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8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5" calcext:value-type="date">
            <text:p>5/10/20</text:p>
          </table:table-cell>
          <table:table-cell table:style-name="ce6" office:value-type="float" office:value="1888" calcext:value-type="float">
            <text:p>188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24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6" calcext:value-type="date">
            <text:p>6/10/20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4 Mbps</text:p>
          </table:table-cell>
          <table:table-cell table:style-name="ce6" office:value-type="string" calcext:value-type="string">
            <text:p>294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7" calcext:value-type="date">
            <text:p>7/10/20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319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8" calcext:value-type="date">
            <text:p>8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8 Mbps</text:p>
          </table:table-cell>
          <table:table-cell table:style-name="ce6" office:value-type="string" calcext:value-type="string">
            <text:p>207 Mbps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20-10-09" calcext:value-type="date">
            <text:p>9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20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0" calcext:value-type="date">
            <text:p>10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1" calcext:value-type="date">
            <text:p>11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2" calcext:value-type="date">
            <text:p>12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5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3" calcext:value-type="date">
            <text:p>13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23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4" calcext:value-type="date">
            <text:p>14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21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5" calcext:value-type="date">
            <text:p>15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6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6" calcext:value-type="date">
            <text:p>16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1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7" calcext:value-type="date">
            <text:p>17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9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8" calcext:value-type="date">
            <text:p>18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19" calcext:value-type="date">
            <text:p>19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6 Mbps</text:p>
          </table:table-cell>
          <table:table-cell table:style-name="ce6" office:value-type="string" calcext:value-type="string">
            <text:p>27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0" calcext:value-type="date">
            <text:p>20/10/20</text:p>
          </table:table-cell>
          <table:table-cell table:style-name="ce6" office:value-type="float" office:value="1904" calcext:value-type="float">
            <text:p>190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1 Mbps</text:p>
          </table:table-cell>
          <table:table-cell table:style-name="ce6" office:value-type="string" calcext:value-type="string">
            <text:p>20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1" calcext:value-type="date">
            <text:p>21/10/20</text:p>
          </table:table-cell>
          <table:table-cell table:style-name="ce6" office:value-type="float" office:value="1904" calcext:value-type="float">
            <text:p>190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6 Mbps</text:p>
          </table:table-cell>
          <table:table-cell table:style-name="ce6" office:value-type="string" calcext:value-type="string">
            <text:p>3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2" calcext:value-type="date">
            <text:p>22/10/20</text:p>
          </table:table-cell>
          <table:table-cell table:style-name="ce6" office:value-type="float" office:value="1905" calcext:value-type="float">
            <text:p>190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8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3" calcext:value-type="date">
            <text:p>23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1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4" calcext:value-type="date">
            <text:p>24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7 Mbps</text:p>
          </table:table-cell>
          <table:table-cell table:style-name="ce6" office:value-type="string" calcext:value-type="string">
            <text:p>10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5" calcext:value-type="date">
            <text:p>25/10/20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7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6" calcext:value-type="date">
            <text:p>26/10/20</text:p>
          </table:table-cell>
          <table:table-cell table:style-name="ce6" office:value-type="float" office:value="1905" calcext:value-type="float">
            <text:p>190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0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7" calcext:value-type="date">
            <text:p>27/10/20</text:p>
          </table:table-cell>
          <table:table-cell table:style-name="ce6" office:value-type="float" office:value="1906" calcext:value-type="float">
            <text:p>1906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7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8" calcext:value-type="date">
            <text:p>28/10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3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29" calcext:value-type="date">
            <text:p>29/10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7 Mbps</text:p>
          </table:table-cell>
          <table:table-cell table:style-name="ce6" office:value-type="string" calcext:value-type="string">
            <text:p>18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30" calcext:value-type="date">
            <text:p>30/10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3 Mbps</text:p>
          </table:table-cell>
          <table:table-cell table:style-name="ce6" office:value-type="string" calcext:value-type="string">
            <text:p>23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0-31" calcext:value-type="date">
            <text:p>31/10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4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1" calcext:value-type="date">
            <text:p>01/11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4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2" calcext:value-type="date">
            <text:p>02/11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3" calcext:value-type="date">
            <text:p>03/11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8 Mbps</text:p>
          </table:table-cell>
          <table:table-cell table:style-name="ce6" office:value-type="string" calcext:value-type="string">
            <text:p>36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4" calcext:value-type="date">
            <text:p>04/11/20</text:p>
          </table:table-cell>
          <table:table-cell table:style-name="ce6" office:value-type="float" office:value="1907" calcext:value-type="float">
            <text:p>1907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0 Mbps</text:p>
          </table:table-cell>
          <table:table-cell table:style-name="ce6" office:value-type="string" calcext:value-type="string">
            <text:p>3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5" calcext:value-type="date">
            <text:p>05/11/2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8 Mbps</text:p>
          </table:table-cell>
          <table:table-cell table:style-name="ce6" office:value-type="string" calcext:value-type="string">
            <text:p>31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6" calcext:value-type="date">
            <text:p>06/11/2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0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7" calcext:value-type="date">
            <text:p>07/11/2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7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8" calcext:value-type="date">
            <text:p>08/11/2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4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09" calcext:value-type="date">
            <text:p>09/11/20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18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0" calcext:value-type="date">
            <text:p>10/11/20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5 Mbps</text:p>
          </table:table-cell>
          <table:table-cell table:style-name="ce6" office:value-type="string" calcext:value-type="string">
            <text:p>19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1" calcext:value-type="date">
            <text:p>11/11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1 Mbps</text:p>
          </table:table-cell>
          <table:table-cell table:style-name="ce6" office:value-type="string" calcext:value-type="string">
            <text:p>25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2" calcext:value-type="date">
            <text:p>12/11/20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4 Mbps</text:p>
          </table:table-cell>
          <table:table-cell table:style-name="ce6" office:value-type="string" calcext:value-type="string">
            <text:p>30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3" calcext:value-type="date">
            <text:p>13/11/20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6 Mbps</text:p>
          </table:table-cell>
          <table:table-cell table:style-name="ce6" office:value-type="string" calcext:value-type="string">
            <text:p>23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4" calcext:value-type="date">
            <text:p>14/11/20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6 Mbps</text:p>
          </table:table-cell>
          <table:table-cell table:style-name="ce6" office:value-type="string" calcext:value-type="string">
            <text:p>10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5" calcext:value-type="date">
            <text:p>15/11/20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11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6" calcext:value-type="date">
            <text:p>16/11/20</text:p>
          </table:table-cell>
          <table:table-cell table:style-name="ce6" office:value-type="float" office:value="1916" calcext:value-type="float">
            <text:p>191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15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7" calcext:value-type="date">
            <text:p>17/11/20</text:p>
          </table:table-cell>
          <table:table-cell table:style-name="ce6" office:value-type="float" office:value="1916" calcext:value-type="float">
            <text:p>191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19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8" calcext:value-type="date">
            <text:p>18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1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19" calcext:value-type="date">
            <text:p>19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5 Mbps</text:p>
          </table:table-cell>
          <table:table-cell table:style-name="ce6" office:value-type="string" calcext:value-type="string">
            <text:p>17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0" calcext:value-type="date">
            <text:p>20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6 Mbps</text:p>
          </table:table-cell>
          <table:table-cell table:style-name="ce6" office:value-type="string" calcext:value-type="string">
            <text:p>1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1" calcext:value-type="date">
            <text:p>21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3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2" calcext:value-type="date">
            <text:p>22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3" calcext:value-type="date">
            <text:p>23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1 Mbps</text:p>
          </table:table-cell>
          <table:table-cell table:style-name="ce6" office:value-type="string" calcext:value-type="string">
            <text:p>23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4" calcext:value-type="date">
            <text:p>24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23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5" calcext:value-type="date">
            <text:p>25/11/20</text:p>
          </table:table-cell>
          <table:table-cell table:style-name="ce6" office:value-type="float" office:value="1918" calcext:value-type="float">
            <text:p>19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8 Mbps</text:p>
          </table:table-cell>
          <table:table-cell table:style-name="ce6" office:value-type="string" calcext:value-type="string">
            <text:p>21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6" calcext:value-type="date">
            <text:p>26/11/20</text:p>
          </table:table-cell>
          <table:table-cell table:style-name="ce6" office:value-type="float" office:value="1754" calcext:value-type="float">
            <text:p>175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8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7" calcext:value-type="date">
            <text:p>27/11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0 Mbps</text:p>
          </table:table-cell>
          <table:table-cell table:style-name="ce6" office:value-type="string" calcext:value-type="string">
            <text:p>20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8" calcext:value-type="date">
            <text:p>28/11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4 Mbps</text:p>
          </table:table-cell>
          <table:table-cell table:style-name="ce6" office:value-type="string" calcext:value-type="string">
            <text:p>10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29" calcext:value-type="date">
            <text:p>29/11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4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1-30" calcext:value-type="date">
            <text:p>30/11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4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1" calcext:value-type="date">
            <text:p>01/12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2" calcext:value-type="date">
            <text:p>02/12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3" calcext:value-type="date">
            <text:p>03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4 Mbps</text:p>
          </table:table-cell>
          <table:table-cell table:style-name="ce6" office:value-type="string" calcext:value-type="string">
            <text:p>43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4" calcext:value-type="date">
            <text:p>04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25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5" calcext:value-type="date">
            <text:p>05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6" calcext:value-type="date">
            <text:p>06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7" calcext:value-type="date">
            <text:p>07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8" calcext:value-type="date">
            <text:p>08/12/20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7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09" calcext:value-type="date">
            <text:p>09/12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15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0" calcext:value-type="date">
            <text:p>10/12/20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3 Mbps</text:p>
          </table:table-cell>
          <table:table-cell table:style-name="ce6" office:value-type="string" calcext:value-type="string">
            <text:p>43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1" calcext:value-type="date">
            <text:p>11/12/20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4 Mbps</text:p>
          </table:table-cell>
          <table:table-cell table:style-name="ce6" office:value-type="string" calcext:value-type="string">
            <text:p>23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2" calcext:value-type="date">
            <text:p>12/12/20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9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3" calcext:value-type="date">
            <text:p>13/12/20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4" calcext:value-type="date">
            <text:p>14/12/20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5 Mbps</text:p>
          </table:table-cell>
          <table:table-cell table:style-name="ce6" office:value-type="string" calcext:value-type="string">
            <text:p>1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5" calcext:value-type="date">
            <text:p>15/12/20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2 Mbps</text:p>
          </table:table-cell>
          <table:table-cell table:style-name="ce6" office:value-type="string" calcext:value-type="string">
            <text:p>1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6" calcext:value-type="date">
            <text:p>16/12/20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1 Mbps</text:p>
          </table:table-cell>
          <table:table-cell table:style-name="ce6" office:value-type="string" calcext:value-type="string">
            <text:p>44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7" calcext:value-type="date">
            <text:p>17/12/20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6 Mbps</text:p>
          </table:table-cell>
          <table:table-cell table:style-name="ce6" office:value-type="string" calcext:value-type="string">
            <text:p>2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8" calcext:value-type="date">
            <text:p>18/12/20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22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19" calcext:value-type="date">
            <text:p>19/12/20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0" calcext:value-type="date">
            <text:p>20/12/20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5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1" calcext:value-type="date">
            <text:p>21/12/20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24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2" calcext:value-type="date">
            <text:p>22/12/20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1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3" calcext:value-type="date">
            <text:p>23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18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4" calcext:value-type="date">
            <text:p>24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16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5" calcext:value-type="date">
            <text:p>25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 Mbps</text:p>
          </table:table-cell>
          <table:table-cell table:style-name="ce6" office:value-type="string" calcext:value-type="string">
            <text:p>3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6" calcext:value-type="date">
            <text:p>26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7" calcext:value-type="date">
            <text:p>27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8" calcext:value-type="date">
            <text:p>28/12/20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4 Mbps</text:p>
          </table:table-cell>
          <table:table-cell table:style-name="ce6" office:value-type="string" calcext:value-type="string">
            <text:p>26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29" calcext:value-type="date">
            <text:p>29/12/20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0 Mbps</text:p>
          </table:table-cell>
          <table:table-cell table:style-name="ce6" office:value-type="string" calcext:value-type="string">
            <text:p>24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30" calcext:value-type="date">
            <text:p>30/12/20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8 Mbps</text:p>
          </table:table-cell>
          <table:table-cell table:style-name="ce6" office:value-type="string" calcext:value-type="string">
            <text:p>13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0-12-31" calcext:value-type="date">
            <text:p>31/12/20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2 Mbps</text:p>
          </table:table-cell>
          <table:table-cell table:style-name="ce6" office:value-type="string" calcext:value-type="string">
            <text:p>16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1" calcext:value-type="date">
            <text:p>01/01/21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2" calcext:value-type="date">
            <text:p>02/01/21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2 Mbps</text:p>
          </table:table-cell>
          <table:table-cell table:style-name="ce6" office:value-type="string" calcext:value-type="string">
            <text:p>18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3" calcext:value-type="date">
            <text:p>03/01/21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4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4" calcext:value-type="date">
            <text:p>04/01/21</text:p>
          </table:table-cell>
          <table:table-cell table:style-name="ce6" office:value-type="float" office:value="1541" calcext:value-type="float">
            <text:p>154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6 Mbps</text:p>
          </table:table-cell>
          <table:table-cell table:style-name="ce6" office:value-type="string" calcext:value-type="string">
            <text:p>20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5" calcext:value-type="date">
            <text:p>05/01/21</text:p>
          </table:table-cell>
          <table:table-cell table:style-name="ce6" office:value-type="float" office:value="1541" calcext:value-type="float">
            <text:p>154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17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6" calcext:value-type="date">
            <text:p>06/01/21</text:p>
          </table:table-cell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22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7" calcext:value-type="date">
            <text:p>07/01/21</text:p>
          </table:table-cell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8 Mbps</text:p>
          </table:table-cell>
          <table:table-cell table:style-name="ce6" office:value-type="string" calcext:value-type="string">
            <text:p>18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8" calcext:value-type="date">
            <text:p>08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2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09" calcext:value-type="date">
            <text:p>09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11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0" calcext:value-type="date">
            <text:p>10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7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1" calcext:value-type="date">
            <text:p>11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0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2" calcext:value-type="date">
            <text:p>12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2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3" calcext:value-type="date">
            <text:p>13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7 Mbps</text:p>
          </table:table-cell>
          <table:table-cell table:style-name="ce6" office:value-type="string" calcext:value-type="string">
            <text:p>23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4" calcext:value-type="date">
            <text:p>14/01/21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17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5" calcext:value-type="date">
            <text:p>15/01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19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6" calcext:value-type="date">
            <text:p>16/01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5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7" calcext:value-type="date">
            <text:p>17/01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8" calcext:value-type="date">
            <text:p>18/01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6 Mbps</text:p>
          </table:table-cell>
          <table:table-cell table:style-name="ce6" office:value-type="string" calcext:value-type="string">
            <text:p>1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19" calcext:value-type="date">
            <text:p>19/01/21</text:p>
          </table:table-cell>
          <table:table-cell table:style-name="ce6" office:value-type="float" office:value="1554" calcext:value-type="float">
            <text:p>155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8 Mbps</text:p>
          </table:table-cell>
          <table:table-cell table:style-name="ce6" office:value-type="string" calcext:value-type="string">
            <text:p>24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0" calcext:value-type="date">
            <text:p>20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0 Mbps</text:p>
          </table:table-cell>
          <table:table-cell table:style-name="ce6" office:value-type="string" calcext:value-type="string">
            <text:p>42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1" calcext:value-type="date">
            <text:p>21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6 Mbps</text:p>
          </table:table-cell>
          <table:table-cell table:style-name="ce6" office:value-type="string" calcext:value-type="string">
            <text:p>28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2" calcext:value-type="date">
            <text:p>22/01/21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22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3" calcext:value-type="date">
            <text:p>23/01/21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4 Mbps</text:p>
          </table:table-cell>
          <table:table-cell table:style-name="ce6" office:value-type="string" calcext:value-type="string">
            <text:p>11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4" calcext:value-type="date">
            <text:p>24/01/21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4 Mbps</text:p>
          </table:table-cell>
          <table:table-cell table:style-name="ce6" office:value-type="string" calcext:value-type="string">
            <text:p>11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5" calcext:value-type="date">
            <text:p>25/01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7 Mbps</text:p>
          </table:table-cell>
          <table:table-cell table:style-name="ce6" office:value-type="string" calcext:value-type="string">
            <text:p>1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6" calcext:value-type="date">
            <text:p>26/01/21</text:p>
          </table:table-cell>
          <table:table-cell table:style-name="ce6" office:value-type="float" office:value="1554" calcext:value-type="float">
            <text:p>155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9 Mbps</text:p>
          </table:table-cell>
          <table:table-cell table:style-name="ce6" office:value-type="string" calcext:value-type="string">
            <text:p>20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7" calcext:value-type="date">
            <text:p>27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1 Mbps</text:p>
          </table:table-cell>
          <table:table-cell table:style-name="ce6" office:value-type="string" calcext:value-type="string">
            <text:p>18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8" calcext:value-type="date">
            <text:p>28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7 Mbps</text:p>
          </table:table-cell>
          <table:table-cell table:style-name="ce6" office:value-type="string" calcext:value-type="string">
            <text:p>18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29" calcext:value-type="date">
            <text:p>29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22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30" calcext:value-type="date">
            <text:p>30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5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1-31" calcext:value-type="date">
            <text:p>31/01/21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6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1" calcext:value-type="date">
            <text:p>01/02/21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4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2" calcext:value-type="date">
            <text:p>02/02/21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1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3" calcext:value-type="date">
            <text:p>03/02/21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7 Mbps</text:p>
          </table:table-cell>
          <table:table-cell table:style-name="ce6" office:value-type="string" calcext:value-type="string">
            <text:p>20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4" calcext:value-type="date">
            <text:p>04/02/21</text:p>
          </table:table-cell>
          <table:table-cell table:style-name="ce6" office:value-type="float" office:value="1507" calcext:value-type="float">
            <text:p>150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1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5" calcext:value-type="date">
            <text:p>05/02/21</text:p>
          </table:table-cell>
          <table:table-cell table:style-name="ce6" office:value-type="float" office:value="1509" calcext:value-type="float">
            <text:p>1509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6" calcext:value-type="date">
            <text:p>06/02/21</text:p>
          </table:table-cell>
          <table:table-cell table:style-name="ce6" office:value-type="float" office:value="1509" calcext:value-type="float">
            <text:p>1509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7" calcext:value-type="date">
            <text:p>07/02/21</text:p>
          </table:table-cell>
          <table:table-cell table:style-name="ce6" office:value-type="float" office:value="1509" calcext:value-type="float">
            <text:p>1509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8" calcext:value-type="date">
            <text:p>08/02/21</text:p>
          </table:table-cell>
          <table:table-cell table:style-name="ce6" office:value-type="float" office:value="1509" calcext:value-type="float">
            <text:p>1509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09" calcext:value-type="date">
            <text:p>09/02/21</text:p>
          </table:table-cell>
          <table:table-cell table:style-name="ce6" office:value-type="float" office:value="1516" calcext:value-type="float">
            <text:p>1516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0" calcext:value-type="date">
            <text:p>10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1" calcext:value-type="date">
            <text:p>11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number-columns-repeated="2" table:style-name="ce8" office:value-type="string" calcext:value-type="string">
            <text:p>indisponível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2" calcext:value-type="date">
            <text:p>12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7 Mbps</text:p>
          </table:table-cell>
          <table:table-cell table:style-name="ce6" office:value-type="string" calcext:value-type="string">
            <text:p>16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3" calcext:value-type="date">
            <text:p>13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4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4" calcext:value-type="date">
            <text:p>14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5" calcext:value-type="date">
            <text:p>15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 Mbps</text:p>
          </table:table-cell>
          <table:table-cell table:style-name="ce6" office:value-type="string" calcext:value-type="string">
            <text:p>4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6" calcext:value-type="date">
            <text:p>16/02/21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18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7" calcext:value-type="date">
            <text:p>17/02/21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32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8" calcext:value-type="date">
            <text:p>18/02/21</text:p>
          </table:table-cell>
          <table:table-cell table:style-name="ce6" office:value-type="float" office:value="1520" calcext:value-type="float">
            <text:p>152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5 Mbps</text:p>
          </table:table-cell>
          <table:table-cell table:style-name="ce6" office:value-type="string" calcext:value-type="string">
            <text:p>14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19" calcext:value-type="date">
            <text:p>19/02/21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8 Mbps</text:p>
          </table:table-cell>
          <table:table-cell table:style-name="ce6" office:value-type="string" calcext:value-type="string">
            <text:p>14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0" calcext:value-type="date">
            <text:p>20/02/21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1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1" calcext:value-type="date">
            <text:p>21/02/21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2" calcext:value-type="date">
            <text:p>22/02/21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18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3" calcext:value-type="date">
            <text:p>23/02/21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4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4" calcext:value-type="date">
            <text:p>24/02/21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4 Mbps</text:p>
          </table:table-cell>
          <table:table-cell table:style-name="ce6" office:value-type="string" calcext:value-type="string">
            <text:p>18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5" calcext:value-type="date">
            <text:p>25/02/21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0 Mbps</text:p>
          </table:table-cell>
          <table:table-cell table:style-name="ce6" office:value-type="string" calcext:value-type="string">
            <text:p>18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6" calcext:value-type="date">
            <text:p>26/02/21</text:p>
          </table:table-cell>
          <table:table-cell table:style-name="ce6" office:value-type="float" office:value="1540" calcext:value-type="float">
            <text:p>15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6 Mbps</text:p>
          </table:table-cell>
          <table:table-cell table:style-name="ce6" office:value-type="string" calcext:value-type="string">
            <text:p>24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7" calcext:value-type="date">
            <text:p>27/02/21</text:p>
          </table:table-cell>
          <table:table-cell table:style-name="ce6" office:value-type="float" office:value="1540" calcext:value-type="float">
            <text:p>154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2-28" calcext:value-type="date">
            <text:p>28/02/21</text:p>
          </table:table-cell>
          <table:table-cell table:style-name="ce6" office:value-type="float" office:value="1540" calcext:value-type="float">
            <text:p>154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6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1" calcext:value-type="date">
            <text:p>01/03/21</text:p>
          </table:table-cell>
          <table:table-cell table:style-name="ce6" office:value-type="float" office:value="1547" calcext:value-type="float">
            <text:p>154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3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2" calcext:value-type="date">
            <text:p>02/03/21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3" calcext:value-type="date">
            <text:p>03/03/21</text:p>
          </table:table-cell>
          <table:table-cell table:style-name="ce6" office:value-type="float" office:value="1544" calcext:value-type="float">
            <text:p>154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19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4" calcext:value-type="date">
            <text:p>04/03/21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1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5" calcext:value-type="date">
            <text:p>05/03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0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6" calcext:value-type="date">
            <text:p>06/03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7" calcext:value-type="date">
            <text:p>07/03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3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8" calcext:value-type="date">
            <text:p>08/03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5 Mbps</text:p>
          </table:table-cell>
          <table:table-cell table:style-name="ce6" office:value-type="string" calcext:value-type="string">
            <text:p>26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09" calcext:value-type="date">
            <text:p>09/03/21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8 Mbps</text:p>
          </table:table-cell>
          <table:table-cell table:style-name="ce6" office:value-type="string" calcext:value-type="string">
            <text:p>18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0" calcext:value-type="date">
            <text:p>10/03/21</text:p>
          </table:table-cell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3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1" calcext:value-type="date">
            <text:p>11/03/21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2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2" calcext:value-type="date">
            <text:p>12/03/21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6 Mbps</text:p>
          </table:table-cell>
          <table:table-cell table:style-name="ce6" office:value-type="string" calcext:value-type="string">
            <text:p>2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3" calcext:value-type="date">
            <text:p>13/03/21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11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4" calcext:value-type="date">
            <text:p>14/03/21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4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5" calcext:value-type="date">
            <text:p>15/03/21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6 Mbps</text:p>
          </table:table-cell>
          <table:table-cell table:style-name="ce6" office:value-type="string" calcext:value-type="string">
            <text:p>4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6" calcext:value-type="date">
            <text:p>16/03/21</text:p>
          </table:table-cell>
          <table:table-cell table:style-name="ce6" office:value-type="float" office:value="1584" calcext:value-type="float">
            <text:p>158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3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7" calcext:value-type="date">
            <text:p>17/03/21</text:p>
          </table:table-cell>
          <table:table-cell table:style-name="ce6" office:value-type="float" office:value="1586" calcext:value-type="float">
            <text:p>158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20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8" calcext:value-type="date">
            <text:p>18/03/21</text:p>
          </table:table-cell>
          <table:table-cell table:style-name="ce6" office:value-type="float" office:value="1586" calcext:value-type="float">
            <text:p>158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6 Mbps</text:p>
          </table:table-cell>
          <table:table-cell table:style-name="ce6" office:value-type="string" calcext:value-type="string">
            <text:p>23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19" calcext:value-type="date">
            <text:p>19/03/21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1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0" calcext:value-type="date">
            <text:p>20/03/21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12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1" calcext:value-type="date">
            <text:p>21/03/21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3 Mbps</text:p>
          </table:table-cell>
          <table:table-cell table:style-name="ce6" office:value-type="string" calcext:value-type="string">
            <text:p>8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2" calcext:value-type="date">
            <text:p>22/03/21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1 Mbps</text:p>
          </table:table-cell>
          <table:table-cell table:style-name="ce6" office:value-type="string" calcext:value-type="string">
            <text:p>26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3" calcext:value-type="date">
            <text:p>23/03/21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2 Mbps</text:p>
          </table:table-cell>
          <table:table-cell table:style-name="ce6" office:value-type="string" calcext:value-type="string">
            <text:p>19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4" calcext:value-type="date">
            <text:p>24/03/21</text:p>
          </table:table-cell>
          <table:table-cell table:style-name="ce6" office:value-type="float" office:value="1632" calcext:value-type="float">
            <text:p>16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2 Mbps</text:p>
          </table:table-cell>
          <table:table-cell table:style-name="ce6" office:value-type="string" calcext:value-type="string">
            <text:p>26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5" calcext:value-type="date">
            <text:p>25/03/21</text:p>
          </table:table-cell>
          <table:table-cell table:style-name="ce6" office:value-type="float" office:value="1632" calcext:value-type="float">
            <text:p>163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4 Mbps</text:p>
          </table:table-cell>
          <table:table-cell table:style-name="ce6" office:value-type="string" calcext:value-type="string">
            <text:p>29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6" calcext:value-type="date">
            <text:p>26/03/21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4 Mbps</text:p>
          </table:table-cell>
          <table:table-cell table:style-name="ce6" office:value-type="string" calcext:value-type="string">
            <text:p>15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7" calcext:value-type="date">
            <text:p>27/03/21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5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8" calcext:value-type="date">
            <text:p>28/03/21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8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29" calcext:value-type="date">
            <text:p>29/03/21</text:p>
          </table:table-cell>
          <table:table-cell table:style-name="ce6" office:value-type="float" office:value="1642" calcext:value-type="float">
            <text:p>164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4 Mbps</text:p>
          </table:table-cell>
          <table:table-cell table:style-name="ce6" office:value-type="string" calcext:value-type="string">
            <text:p>22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30" calcext:value-type="date">
            <text:p>30/03/21</text:p>
          </table:table-cell>
          <table:table-cell table:style-name="ce6" office:value-type="float" office:value="1652" calcext:value-type="float">
            <text:p>165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19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3-31" calcext:value-type="date">
            <text:p>31/03/21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8 Mbps</text:p>
          </table:table-cell>
          <table:table-cell table:style-name="ce6" office:value-type="string" calcext:value-type="string">
            <text:p>15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1" calcext:value-type="date">
            <text:p>01/04/21</text:p>
          </table:table-cell>
          <table:table-cell table:style-name="ce6" office:value-type="float" office:value="1686" calcext:value-type="float">
            <text:p>1686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5 Mbps</text:p>
          </table:table-cell>
          <table:table-cell table:style-name="ce6" office:value-type="string" calcext:value-type="string">
            <text:p>11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2" calcext:value-type="date">
            <text:p>02/04/21</text:p>
          </table:table-cell>
          <table:table-cell table:style-name="ce6" office:value-type="float" office:value="1691" calcext:value-type="float">
            <text:p>169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 Mbps</text:p>
          </table:table-cell>
          <table:table-cell table:style-name="ce6" office:value-type="string" calcext:value-type="string">
            <text:p>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3" calcext:value-type="date">
            <text:p>03/04/21</text:p>
          </table:table-cell>
          <table:table-cell table:style-name="ce6" office:value-type="float" office:value="1691" calcext:value-type="float">
            <text:p>169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1 Mbps</text:p>
          </table:table-cell>
          <table:table-cell table:style-name="ce6" office:value-type="string" calcext:value-type="string">
            <text:p>5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4" calcext:value-type="date">
            <text:p>04/04/21</text:p>
          </table:table-cell>
          <table:table-cell table:style-name="ce6" office:value-type="float" office:value="1691" calcext:value-type="float">
            <text:p>169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5" calcext:value-type="date">
            <text:p>05/04/21</text:p>
          </table:table-cell>
          <table:table-cell table:style-name="ce6" office:value-type="float" office:value="1736" calcext:value-type="float">
            <text:p>173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7 Mbps</text:p>
          </table:table-cell>
          <table:table-cell table:style-name="ce6" office:value-type="string" calcext:value-type="string">
            <text:p>20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6" calcext:value-type="date">
            <text:p>06/04/21</text:p>
          </table:table-cell>
          <table:table-cell table:style-name="ce6" office:value-type="float" office:value="1740" calcext:value-type="float">
            <text:p>1740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0 Mbps</text:p>
          </table:table-cell>
          <table:table-cell table:style-name="ce6" office:value-type="string" calcext:value-type="string">
            <text:p>17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7" calcext:value-type="date">
            <text:p>07/04/21</text:p>
          </table:table-cell>
          <table:table-cell table:style-name="ce6" office:value-type="float" office:value="1763" calcext:value-type="float">
            <text:p>1763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4 Mbps</text:p>
          </table:table-cell>
          <table:table-cell table:style-name="ce6" office:value-type="string" calcext:value-type="string">
            <text:p>1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8" calcext:value-type="date">
            <text:p>08/04/21</text:p>
          </table:table-cell>
          <table:table-cell table:style-name="ce6" office:value-type="float" office:value="1763" calcext:value-type="float">
            <text:p>1763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6 Mbps</text:p>
          </table:table-cell>
          <table:table-cell table:style-name="ce6" office:value-type="string" calcext:value-type="string">
            <text:p>20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09" calcext:value-type="date">
            <text:p>09/04/21</text:p>
          </table:table-cell>
          <table:table-cell table:style-name="ce6" office:value-type="float" office:value="1775" calcext:value-type="float">
            <text:p>1775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7 Mbps</text:p>
          </table:table-cell>
          <table:table-cell table:style-name="ce6" office:value-type="string" calcext:value-type="string">
            <text:p>1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0" calcext:value-type="date">
            <text:p>10/04/21</text:p>
          </table:table-cell>
          <table:table-cell table:style-name="ce6" office:value-type="float" office:value="1775" calcext:value-type="float">
            <text:p>1775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 Mbps</text:p>
          </table:table-cell>
          <table:table-cell table:style-name="ce6" office:value-type="string" calcext:value-type="string">
            <text:p>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1" calcext:value-type="date">
            <text:p>11/04/21</text:p>
          </table:table-cell>
          <table:table-cell table:style-name="ce6" office:value-type="float" office:value="1775" calcext:value-type="float">
            <text:p>1775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 Mbps</text:p>
          </table:table-cell>
          <table:table-cell table:style-name="ce6" office:value-type="string" calcext:value-type="string">
            <text:p>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2" calcext:value-type="date">
            <text:p>12/04/21</text:p>
          </table:table-cell>
          <table:table-cell table:style-name="ce6" office:value-type="float" office:value="1779" calcext:value-type="float">
            <text:p>1779</text:p>
          </table:table-cell>
          <table:table-cell table:style-name="ce8" office:value-type="string" calcext:value-type="string">
            <text:p>indisponível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1 Mbps</text:p>
          </table:table-cell>
          <table:table-cell table:style-name="ce6" office:value-type="string" calcext:value-type="string">
            <text:p>17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3" calcext:value-type="date">
            <text:p>13/04/21</text:p>
          </table:table-cell>
          <table:table-cell table:style-name="ce6" office:value-type="float" office:value="1779" calcext:value-type="float">
            <text:p>177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2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4" calcext:value-type="date">
            <text:p>14/04/21</text:p>
          </table:table-cell>
          <table:table-cell table:style-name="ce6" office:value-type="float" office:value="1804" calcext:value-type="float">
            <text:p>180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1 Mbps</text:p>
          </table:table-cell>
          <table:table-cell table:style-name="ce6" office:value-type="string" calcext:value-type="string">
            <text:p>16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5" calcext:value-type="date">
            <text:p>15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6 Mbps</text:p>
          </table:table-cell>
          <table:table-cell table:style-name="ce6" office:value-type="string" calcext:value-type="string">
            <text:p>1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6" calcext:value-type="date">
            <text:p>16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2 Mbps</text:p>
          </table:table-cell>
          <table:table-cell table:style-name="ce6" office:value-type="string" calcext:value-type="string">
            <text:p>1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7" calcext:value-type="date">
            <text:p>17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12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8" calcext:value-type="date">
            <text:p>18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7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19" calcext:value-type="date">
            <text:p>19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0" calcext:value-type="date">
            <text:p>20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17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1" calcext:value-type="date">
            <text:p>21/04/2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 Mbps</text:p>
          </table:table-cell>
          <table:table-cell table:style-name="ce6" office:value-type="string" calcext:value-type="string">
            <text:p>4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2" calcext:value-type="date">
            <text:p>22/04/21</text:p>
          </table:table-cell>
          <table:table-cell table:style-name="ce6" office:value-type="float" office:value="1815" calcext:value-type="float">
            <text:p>181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3 Mbps</text:p>
          </table:table-cell>
          <table:table-cell table:style-name="ce6" office:value-type="string" calcext:value-type="string">
            <text:p>19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3" calcext:value-type="date">
            <text:p>23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3 Mbps</text:p>
          </table:table-cell>
          <table:table-cell table:style-name="ce6" office:value-type="string" calcext:value-type="string">
            <text:p>15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4" calcext:value-type="date">
            <text:p>24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 Mbps</text:p>
          </table:table-cell>
          <table:table-cell table:style-name="ce6" office:value-type="string" calcext:value-type="string">
            <text:p>4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5" calcext:value-type="date">
            <text:p>25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 Mbps</text:p>
          </table:table-cell>
          <table:table-cell table:style-name="ce6" office:value-type="string" calcext:value-type="string">
            <text:p>3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6" calcext:value-type="date">
            <text:p>26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6 Mbps</text:p>
          </table:table-cell>
          <table:table-cell table:style-name="ce6" office:value-type="string" calcext:value-type="string">
            <text:p>20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7" calcext:value-type="date">
            <text:p>27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1 Mbps</text:p>
          </table:table-cell>
          <table:table-cell table:style-name="ce6" office:value-type="string" calcext:value-type="string">
            <text:p>14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8" calcext:value-type="date">
            <text:p>28/04/21</text:p>
          </table:table-cell>
          <table:table-cell table:style-name="ce6" office:value-type="float" office:value="1843" calcext:value-type="float">
            <text:p>184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1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29" calcext:value-type="date">
            <text:p>29/04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9 Mbps</text:p>
          </table:table-cell>
          <table:table-cell table:style-name="ce6" office:value-type="string" calcext:value-type="string">
            <text:p>36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4-30" calcext:value-type="date">
            <text:p>30/04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8 Mbps</text:p>
          </table:table-cell>
          <table:table-cell table:style-name="ce6" office:value-type="string" calcext:value-type="string">
            <text:p>12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1" calcext:value-type="date">
            <text:p>01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5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2" calcext:value-type="date">
            <text:p>02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3" calcext:value-type="date">
            <text:p>03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2 Mbps</text:p>
          </table:table-cell>
          <table:table-cell table:style-name="ce6" office:value-type="string" calcext:value-type="string">
            <text:p>28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4" calcext:value-type="date">
            <text:p>04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1 Mbps</text:p>
          </table:table-cell>
          <table:table-cell table:style-name="ce6" office:value-type="string" calcext:value-type="string">
            <text:p>22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5" calcext:value-type="date">
            <text:p>05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31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6" calcext:value-type="date">
            <text:p>06/05/21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3 Mbps</text:p>
          </table:table-cell>
          <table:table-cell table:style-name="ce6" office:value-type="string" calcext:value-type="string">
            <text:p>33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7" calcext:value-type="date">
            <text:p>07/05/21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1 Mbps</text:p>
          </table:table-cell>
          <table:table-cell table:style-name="ce6" office:value-type="string" calcext:value-type="string">
            <text:p>2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8" calcext:value-type="date">
            <text:p>08/05/21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3 Mbps</text:p>
          </table:table-cell>
          <table:table-cell table:style-name="ce6" office:value-type="string" calcext:value-type="string">
            <text:p>9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09" calcext:value-type="date">
            <text:p>09/05/21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5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0" calcext:value-type="date">
            <text:p>10/05/21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5 Mbps</text:p>
          </table:table-cell>
          <table:table-cell table:style-name="ce6" office:value-type="string" calcext:value-type="string">
            <text:p>30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1" calcext:value-type="date">
            <text:p>11/05/21</text:p>
          </table:table-cell>
          <table:table-cell table:style-name="ce6" office:value-type="float" office:value="1859" calcext:value-type="float">
            <text:p>185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8 Mbps</text:p>
          </table:table-cell>
          <table:table-cell table:style-name="ce6" office:value-type="string" calcext:value-type="string">
            <text:p>23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2" calcext:value-type="date">
            <text:p>12/05/21</text:p>
          </table:table-cell>
          <table:table-cell table:style-name="ce6" office:value-type="float" office:value="1859" calcext:value-type="float">
            <text:p>185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9 Mbps</text:p>
          </table:table-cell>
          <table:table-cell table:style-name="ce6" office:value-type="string" calcext:value-type="string">
            <text:p>32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3" calcext:value-type="date">
            <text:p>13/05/21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1 Mbps</text:p>
          </table:table-cell>
          <table:table-cell table:style-name="ce6" office:value-type="string" calcext:value-type="string">
            <text:p>26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4" calcext:value-type="date">
            <text:p>14/05/21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3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5" calcext:value-type="date">
            <text:p>15/05/21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 Mbps</text:p>
          </table:table-cell>
          <table:table-cell table:style-name="ce6" office:value-type="string" calcext:value-type="string">
            <text:p>9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6" calcext:value-type="date">
            <text:p>16/05/21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7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7" calcext:value-type="date">
            <text:p>17/05/21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8" calcext:value-type="date">
            <text:p>18/05/21</text:p>
          </table:table-cell>
          <table:table-cell table:style-name="ce6" office:value-type="float" office:value="1869" calcext:value-type="float">
            <text:p>186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6 Mbps</text:p>
          </table:table-cell>
          <table:table-cell table:style-name="ce6" office:value-type="string" calcext:value-type="string">
            <text:p>25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19" calcext:value-type="date">
            <text:p>19/05/21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1 Mbps</text:p>
          </table:table-cell>
          <table:table-cell table:style-name="ce6" office:value-type="string" calcext:value-type="string">
            <text:p>37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0" calcext:value-type="date">
            <text:p>20/05/21</text:p>
          </table:table-cell>
          <table:table-cell table:style-name="ce6" office:value-type="float" office:value="1862" calcext:value-type="float">
            <text:p>186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22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1" calcext:value-type="date">
            <text:p>21/05/21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2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2" calcext:value-type="date">
            <text:p>22/05/21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11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3" calcext:value-type="date">
            <text:p>23/05/21</text:p>
          </table:table-cell>
          <table:table-cell table:style-name="ce6" office:value-type="float" office:value="1864" calcext:value-type="float">
            <text:p>186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2 Mbps</text:p>
          </table:table-cell>
          <table:table-cell table:style-name="ce6" office:value-type="string" calcext:value-type="string">
            <text:p>13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4" calcext:value-type="date">
            <text:p>24/05/21</text:p>
          </table:table-cell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23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5" calcext:value-type="date">
            <text:p>25/05/21</text:p>
          </table:table-cell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0 Mbps</text:p>
          </table:table-cell>
          <table:table-cell table:style-name="ce6" office:value-type="string" calcext:value-type="string">
            <text:p>24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6" calcext:value-type="date">
            <text:p>26/05/21</text:p>
          </table:table-cell>
          <table:table-cell table:style-name="ce6" office:value-type="float" office:value="1865" calcext:value-type="float">
            <text:p>186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4 Mbps</text:p>
          </table:table-cell>
          <table:table-cell table:style-name="ce6" office:value-type="string" calcext:value-type="string">
            <text:p>26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7" calcext:value-type="date">
            <text:p>27/05/21</text:p>
          </table:table-cell>
          <table:table-cell table:style-name="ce6" office:value-type="float" office:value="1868" calcext:value-type="float">
            <text:p>186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1 Mbps</text:p>
          </table:table-cell>
          <table:table-cell table:style-name="ce6" office:value-type="string" calcext:value-type="string">
            <text:p>24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8" calcext:value-type="date">
            <text:p>28/05/21</text:p>
          </table:table-cell>
          <table:table-cell table:style-name="ce6" office:value-type="float" office:value="1871" calcext:value-type="float">
            <text:p>187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3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29" calcext:value-type="date">
            <text:p>29/05/21</text:p>
          </table:table-cell>
          <table:table-cell table:style-name="ce6" office:value-type="float" office:value="1871" calcext:value-type="float">
            <text:p>187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30" calcext:value-type="date">
            <text:p>30/05/21</text:p>
          </table:table-cell>
          <table:table-cell table:style-name="ce6" office:value-type="float" office:value="1871" calcext:value-type="float">
            <text:p>187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6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5-31" calcext:value-type="date">
            <text:p>31/05/21</text:p>
          </table:table-cell>
          <table:table-cell table:style-name="ce6" office:value-type="float" office:value="1871" calcext:value-type="float">
            <text:p>187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<text:s/>128 Mbps</text:p>
          </table:table-cell>
          <table:table-cell table:style-name="ce6" office:value-type="string" calcext:value-type="string">
            <text:p>25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1" calcext:value-type="date">
            <text:p>01/06/21</text:p>
          </table:table-cell>
          <table:table-cell table:style-name="ce6" office:value-type="float" office:value="1871" calcext:value-type="float">
            <text:p>187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29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2" calcext:value-type="date">
            <text:p>02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8 Mbps</text:p>
          </table:table-cell>
          <table:table-cell table:style-name="ce6" office:value-type="string" calcext:value-type="string">
            <text:p>26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3" calcext:value-type="date">
            <text:p>03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8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4" calcext:value-type="date">
            <text:p>04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8 Mbps</text:p>
          </table:table-cell>
          <table:table-cell table:style-name="ce6" office:value-type="string" calcext:value-type="string">
            <text:p>19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5" calcext:value-type="date">
            <text:p>05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00 Mbps</text:p>
          </table:table-cell>
          <table:table-cell table:style-name="ce18" office:value-type="string" calcext:value-type="string">
            <text:p>14 Mbps</text:p>
          </table:table-cell>
          <table:table-cell table:style-name="ce19" office:value-type="string" calcext:value-type="string">
            <text:p>7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6" calcext:value-type="date">
            <text:p>06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19" office:value-type="string" calcext:value-type="string">
            <text:p>17 Mbps</text:p>
          </table:table-cell>
          <table:table-cell table:style-name="ce19" office:value-type="string" calcext:value-type="string">
            <text:p>7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7" calcext:value-type="date">
            <text:p>07/06/21</text:p>
          </table:table-cell>
          <table:table-cell table:style-name="ce6" office:value-type="float" office:value="1873" calcext:value-type="float">
            <text:p>187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1 Mbps</text:p>
          </table:table-cell>
          <table:table-cell table:style-name="ce6" office:value-type="string" calcext:value-type="string">
            <text:p>324 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8" calcext:value-type="date">
            <text:p>08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8 Mbps</text:p>
          </table:table-cell>
          <table:table-cell table:style-name="ce6" office:value-type="string" calcext:value-type="string">
            <text:p>24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09" calcext:value-type="date">
            <text:p>09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4 Mbps</text:p>
          </table:table-cell>
          <table:table-cell table:style-name="ce6" office:value-type="string" calcext:value-type="string">
            <text:p>25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0" calcext:value-type="date">
            <text:p>10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5 Mbps</text:p>
          </table:table-cell>
          <table:table-cell table:style-name="ce6" office:value-type="string" calcext:value-type="string">
            <text:p>28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1" calcext:value-type="date">
            <text:p>11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0 Mbps</text:p>
          </table:table-cell>
          <table:table-cell table:style-name="ce6" office:value-type="string" calcext:value-type="string">
            <text:p>23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2" calcext:value-type="date">
            <text:p>12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5 Mbps</text:p>
          </table:table-cell>
          <table:table-cell table:style-name="ce6" office:value-type="string" calcext:value-type="string">
            <text:p>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3" calcext:value-type="date">
            <text:p>13/06/21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4" calcext:value-type="date">
            <text:p>14/06/21</text:p>
          </table:table-cell>
          <table:table-cell table:style-name="ce6" office:value-type="float" office:value="1876" calcext:value-type="float">
            <text:p>187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8 Mbps</text:p>
          </table:table-cell>
          <table:table-cell table:style-name="ce6" office:value-type="string" calcext:value-type="string">
            <text:p>31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5" calcext:value-type="date">
            <text:p>15/06/21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2 Mbps</text:p>
          </table:table-cell>
          <table:table-cell table:style-name="ce6" office:value-type="string" calcext:value-type="string">
            <text:p>32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6" calcext:value-type="date">
            <text:p>16/06/21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7 Mbps</text:p>
          </table:table-cell>
          <table:table-cell table:style-name="ce6" office:value-type="string" calcext:value-type="string">
            <text:p>26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7" calcext:value-type="date">
            <text:p>17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8" calcext:value-type="date">
            <text:p>18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5 Mbps</text:p>
          </table:table-cell>
          <table:table-cell table:style-name="ce6" office:value-type="string" calcext:value-type="string">
            <text:p>22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19" calcext:value-type="date">
            <text:p>19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6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0" calcext:value-type="date">
            <text:p>20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1" calcext:value-type="date">
            <text:p>21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3 Mbps</text:p>
          </table:table-cell>
          <table:table-cell table:style-name="ce6" office:value-type="string" calcext:value-type="string">
            <text:p>2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2" calcext:value-type="date">
            <text:p>22/06/21</text:p>
          </table:table-cell>
          <table:table-cell table:style-name="ce6" office:value-type="float" office:value="1884" calcext:value-type="float">
            <text:p>188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6 Mbps</text:p>
          </table:table-cell>
          <table:table-cell table:style-name="ce6" office:value-type="string" calcext:value-type="string">
            <text:p>2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3" calcext:value-type="date">
            <text:p>23/06/21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25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4" calcext:value-type="date">
            <text:p>24/06/21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30 Mbps</text:p>
          </table:table-cell>
          <table:table-cell table:style-name="ce6" office:value-type="string" calcext:value-type="string">
            <text:p>12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5" calcext:value-type="date">
            <text:p>25/06/21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7 Mbps</text:p>
          </table:table-cell>
          <table:table-cell table:style-name="ce6" office:value-type="string" calcext:value-type="string">
            <text:p>29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6" calcext:value-type="date">
            <text:p>26/06/21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7" calcext:value-type="date">
            <text:p>27/06/21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4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8" calcext:value-type="date">
            <text:p>28/06/21</text:p>
          </table:table-cell>
          <table:table-cell table:style-name="ce6" office:value-type="float" office:value="1886" calcext:value-type="float">
            <text:p>188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8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29" calcext:value-type="date">
            <text:p>29/06/21</text:p>
          </table:table-cell>
          <table:table-cell table:style-name="ce6" office:value-type="float" office:value="1886" calcext:value-type="float">
            <text:p>188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3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6-30" calcext:value-type="date">
            <text:p>30/06/21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5 Mbps</text:p>
          </table:table-cell>
          <table:table-cell table:style-name="ce6" office:value-type="string" calcext:value-type="string">
            <text:p>26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1" calcext:value-type="date">
            <text:p>01/07/21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2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2" calcext:value-type="date">
            <text:p>02/07/21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4 Mbps</text:p>
          </table:table-cell>
          <table:table-cell table:style-name="ce6" office:value-type="string" calcext:value-type="string">
            <text:p>21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3" calcext:value-type="date">
            <text:p>03/07/21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10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4" calcext:value-type="date">
            <text:p>04/07/21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 Mbps</text:p>
          </table:table-cell>
          <table:table-cell table:style-name="ce6" office:value-type="string" calcext:value-type="string">
            <text:p>5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5" calcext:value-type="date">
            <text:p>05/07/21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3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6" calcext:value-type="date">
            <text:p>06/07/21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9 Mbps</text:p>
          </table:table-cell>
          <table:table-cell table:style-name="ce6" office:value-type="string" calcext:value-type="string">
            <text:p>2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7" calcext:value-type="date">
            <text:p>07/07/21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6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8" calcext:value-type="date">
            <text:p>08/07/2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6 Mbps</text:p>
          </table:table-cell>
          <table:table-cell table:style-name="ce6" office:value-type="string" calcext:value-type="string">
            <text:p>27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09" calcext:value-type="date">
            <text:p>09/07/2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3 Mbps</text:p>
          </table:table-cell>
          <table:table-cell table:style-name="ce6" office:value-type="string" calcext:value-type="string">
            <text:p>27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0" calcext:value-type="date">
            <text:p>10/07/2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3 Mbps</text:p>
          </table:table-cell>
          <table:table-cell table:style-name="ce6" office:value-type="string" calcext:value-type="string">
            <text:p>9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1" calcext:value-type="date">
            <text:p>11/07/21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4 Mbps</text:p>
          </table:table-cell>
          <table:table-cell table:style-name="ce6" office:value-type="string" calcext:value-type="string">
            <text:p>7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2" calcext:value-type="date">
            <text:p>12/07/21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9 Mbps</text:p>
          </table:table-cell>
          <table:table-cell table:style-name="ce6" office:value-type="string" calcext:value-type="string">
            <text:p>26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3" calcext:value-type="date">
            <text:p>13/07/21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4 Mbps</text:p>
          </table:table-cell>
          <table:table-cell table:style-name="ce6" office:value-type="string" calcext:value-type="string">
            <text:p>22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4" calcext:value-type="date">
            <text:p>14/07/21</text:p>
          </table:table-cell>
          <table:table-cell table:style-name="ce6" office:value-type="float" office:value="1897" calcext:value-type="float">
            <text:p>189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2 Mbps</text:p>
          </table:table-cell>
          <table:table-cell table:style-name="ce6" office:value-type="string" calcext:value-type="string">
            <text:p>23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5" calcext:value-type="date">
            <text:p>15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4 Mbps</text:p>
          </table:table-cell>
          <table:table-cell table:style-name="ce6" office:value-type="string" calcext:value-type="string">
            <text:p>25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6" calcext:value-type="date">
            <text:p>16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2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7" calcext:value-type="date">
            <text:p>17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9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8" calcext:value-type="date">
            <text:p>18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7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19" calcext:value-type="date">
            <text:p>19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0 Mbps</text:p>
          </table:table-cell>
          <table:table-cell table:style-name="ce6" office:value-type="string" calcext:value-type="string">
            <text:p>21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0" calcext:value-type="date">
            <text:p>20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2 Mbps</text:p>
          </table:table-cell>
          <table:table-cell table:style-name="ce6" office:value-type="string" calcext:value-type="string">
            <text:p>3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1" calcext:value-type="date">
            <text:p>21/07/21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2 Mbps</text:p>
          </table:table-cell>
          <table:table-cell table:style-name="ce6" office:value-type="string" calcext:value-type="string">
            <text:p>327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2" calcext:value-type="date">
            <text:p>22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29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3" calcext:value-type="date">
            <text:p>23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3 Mbps</text:p>
          </table:table-cell>
          <table:table-cell table:style-name="ce6" office:value-type="string" calcext:value-type="string">
            <text:p>19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4" calcext:value-type="date">
            <text:p>24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9 Mbps</text:p>
          </table:table-cell>
          <table:table-cell table:style-name="ce6" office:value-type="string" calcext:value-type="string">
            <text:p>7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5" calcext:value-type="date">
            <text:p>25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7 Mbps</text:p>
          </table:table-cell>
          <table:table-cell table:style-name="ce6" office:value-type="string" calcext:value-type="string">
            <text:p>5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6" calcext:value-type="date">
            <text:p>26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5 Mbps</text:p>
          </table:table-cell>
          <table:table-cell table:style-name="ce6" office:value-type="string" calcext:value-type="string">
            <text:p>28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7" calcext:value-type="date">
            <text:p>27/07/21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09 Mbps</text:p>
          </table:table-cell>
          <table:table-cell table:style-name="ce6" office:value-type="string" calcext:value-type="string">
            <text:p>36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8" calcext:value-type="date">
            <text:p>28/07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6 Mbps</text:p>
          </table:table-cell>
          <table:table-cell table:style-name="ce6" office:value-type="string" calcext:value-type="string">
            <text:p>24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29" calcext:value-type="date">
            <text:p>29/07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0 Mbps</text:p>
          </table:table-cell>
          <table:table-cell table:style-name="ce6" office:value-type="string" calcext:value-type="string">
            <text:p>27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30" calcext:value-type="date">
            <text:p>30/07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45 Mbps</text:p>
          </table:table-cell>
          <table:table-cell table:style-name="ce6" office:value-type="string" calcext:value-type="string">
            <text:p>26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7-31" calcext:value-type="date">
            <text:p>31/07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8 Mbps</text:p>
          </table:table-cell>
          <table:table-cell table:style-name="ce6" office:value-type="string" calcext:value-type="string">
            <text:p>3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1" calcext:value-type="date">
            <text:p>01/08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9 Mbps</text:p>
          </table:table-cell>
          <table:table-cell table:style-name="ce6" office:value-type="string" calcext:value-type="string">
            <text:p>8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2" calcext:value-type="date">
            <text:p>02/08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2 Mbps</text:p>
          </table:table-cell>
          <table:table-cell table:style-name="ce6" office:value-type="string" calcext:value-type="string">
            <text:p>25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3" calcext:value-type="date">
            <text:p>03/08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2 Mbps</text:p>
          </table:table-cell>
          <table:table-cell table:style-name="ce6" office:value-type="string" calcext:value-type="string">
            <text:p>32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4" calcext:value-type="date">
            <text:p>04/08/21</text:p>
          </table:table-cell>
          <table:table-cell table:style-name="ce6" office:value-type="float" office:value="1910" calcext:value-type="float">
            <text:p>191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0 Mbps</text:p>
          </table:table-cell>
          <table:table-cell table:style-name="ce6" office:value-type="string" calcext:value-type="string">
            <text:p>46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5" calcext:value-type="date">
            <text:p>05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7 Mbps</text:p>
          </table:table-cell>
          <table:table-cell table:style-name="ce6" office:value-type="string" calcext:value-type="string">
            <text:p>25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6" calcext:value-type="date">
            <text:p>06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78 Mbps</text:p>
          </table:table-cell>
          <table:table-cell table:style-name="ce6" office:value-type="string" calcext:value-type="string">
            <text:p>30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7" calcext:value-type="date">
            <text:p>07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7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8" calcext:value-type="date">
            <text:p>08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4 Mbps</text:p>
          </table:table-cell>
          <table:table-cell table:style-name="ce6" office:value-type="string" calcext:value-type="string">
            <text:p>6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09" calcext:value-type="date">
            <text:p>09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2 Mbps</text:p>
          </table:table-cell>
          <table:table-cell table:style-name="ce6" office:value-type="string" calcext:value-type="string">
            <text:p>306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0" calcext:value-type="date">
            <text:p>10/08/21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31 Mbps</text:p>
          </table:table-cell>
          <table:table-cell table:style-name="ce6" office:value-type="string" calcext:value-type="string">
            <text:p>28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1" calcext:value-type="date">
            <text:p>11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4 Mbps</text:p>
          </table:table-cell>
          <table:table-cell table:style-name="ce6" office:value-type="string" calcext:value-type="string">
            <text:p>392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2" calcext:value-type="date">
            <text:p>12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8 Mbps</text:p>
          </table:table-cell>
          <table:table-cell table:style-name="ce6" office:value-type="string" calcext:value-type="string">
            <text:p>31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3" calcext:value-type="date">
            <text:p>13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64 Mbps</text:p>
          </table:table-cell>
          <table:table-cell table:style-name="ce6" office:value-type="string" calcext:value-type="string">
            <text:p>20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4" calcext:value-type="date">
            <text:p>14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8 Mbps</text:p>
          </table:table-cell>
          <table:table-cell table:style-name="ce6" office:value-type="string" calcext:value-type="string">
            <text:p>84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5" calcext:value-type="date">
            <text:p>15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9 Mbps</text:p>
          </table:table-cell>
          <table:table-cell table:style-name="ce6" office:value-type="string" calcext:value-type="string">
            <text:p>23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6" calcext:value-type="date">
            <text:p>16/08/21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3 Mbps</text:p>
          </table:table-cell>
          <table:table-cell table:style-name="ce6" office:value-type="string" calcext:value-type="string">
            <text:p>258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7" calcext:value-type="date">
            <text:p>17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93 Mbps</text:p>
          </table:table-cell>
          <table:table-cell table:style-name="ce6" office:value-type="string" calcext:value-type="string">
            <text:p>271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8" calcext:value-type="date">
            <text:p>18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11 Mbps</text:p>
          </table:table-cell>
          <table:table-cell table:style-name="ce6" office:value-type="string" calcext:value-type="string">
            <text:p>265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19" calcext:value-type="date">
            <text:p>19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24 Mbps</text:p>
          </table:table-cell>
          <table:table-cell table:style-name="ce6" office:value-type="string" calcext:value-type="string">
            <text:p>290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20" calcext:value-type="date">
            <text:p>20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58 Mbps</text:p>
          </table:table-cell>
          <table:table-cell table:style-name="ce6" office:value-type="string" calcext:value-type="string">
            <text:p>223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21" calcext:value-type="date">
            <text:p>21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16 Mbps</text:p>
          </table:table-cell>
          <table:table-cell table:style-name="ce6" office:value-type="string" calcext:value-type="string">
            <text:p>7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22" calcext:value-type="date">
            <text:p>22/08/21</text:p>
          </table:table-cell>
          <table:table-cell table:style-name="ce6" office:value-type="float" office:value="1913" calcext:value-type="float">
            <text:p>19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500 Mbps</text:p>
          </table:table-cell>
          <table:table-cell table:style-name="ce6" office:value-type="string" calcext:value-type="string">
            <text:p>20 Mbps</text:p>
          </table:table-cell>
          <table:table-cell table:style-name="ce6" office:value-type="string" calcext:value-type="string">
            <text:p>89 Mbps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21-08-23" calcext:value-type="date">
            <text:p>23/08/21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date" office:date-value="2021-08-24" calcext:value-type="date">
            <text:p>24/08/21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date" office:date-value="2021-08-25" calcext:value-type="date">
            <text:p>25/08/21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date" office:date-value="2021-08-26" calcext:value-type="date">
            <text:p>26/08/21</text:p>
          </table:table-cell>
          <table:table-cell table:style-name="ce6" table:number-columns-repeated="5"/>
          <table:table-cell table:number-columns-repeated="1018"/>
        </table:table-row>
        <table:table-row table:style-name="ro2" table:number-rows-repeated="10480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8:54:58.043236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4-03T12:17:21Z</meta:creation-date>
    <dc:date>2021-08-23T09:31:48.501103112</dc:date>
    <meta:editing-cycles>70</meta:editing-cycles>
    <meta:editing-duration>PT20H42M45S</meta:editing-duration>
    <meta:document-statistic meta:table-count="1" meta:cell-count="3053" meta:object-count="0"/>
  </office:meta>
</office:document-meta>
</file>